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26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ff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number-columns-repeated="24" table:default-cell-style-name="ce13"/>
        <table:table-row table:style-name="ro1">
          <table:table-cell table:style-name="ce1" office:value-type="string" table:number-columns-spanned="1" table:number-rows-spanned="2">
            <text:p>Atividades</text:p>
          </table:table-cell>
          <table:table-cell table:style-name="ce7" office:value-type="float" office:value="2016" table:number-columns-spanned="12" table:number-rows-spanned="1">
            <text:p>2016</text:p>
          </table:table-cell>
          <table:covered-table-cell table:number-columns-repeated="11" table:style-name="ce8"/>
          <table:table-cell table:style-name="ce7" office:value-type="float" office:value="2017" table:number-columns-spanned="12" table:number-rows-spanned="1">
            <text:p>2017</text:p>
          </table:table-cell>
          <table:covered-table-cell table:number-columns-repeated="11" table:style-name="ce8"/>
        </table:table-row>
        <table:table-row table:style-name="ro1">
          <table:covered-table-cell table:style-name="ce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Cursar disciplinas necessárias</text:p>
          </table:table-cell>
          <table:table-cell table:style-name="ce9" table:number-columns-spanned="12" table:number-rows-spanned="1"/>
          <table:covered-table-cell table:number-columns-repeated="11" table:style-name="ce14"/>
          <table:table-cell table:style-name="ce11" table:number-columns-spanned="12" table:number-rows-spanned="1"/>
          <table:covered-table-cell table:number-columns-repeated="11" table:style-name="ce16"/>
        </table:table-row>
        <table:table-row table:style-name="ro2">
          <table:table-cell table:style-name="ce3" office:value-type="string">
            <text:p>Executar pesquisa bibliográfica sobre Comando e Controle e sistemas de apoio à decisão</text:p>
          </table:table-cell>
          <table:table-cell table:style-name="ce10" table:number-columns-spanned="4" table:number-rows-spanned="1"/>
          <table:covered-table-cell table:number-columns-repeated="3" table:style-name="ce15"/>
          <table:table-cell table:style-name="ce18" table:number-columns-spanned="20" table:number-rows-spanned="1"/>
          <table:covered-table-cell table:number-columns-repeated="7" table:style-name="ce16"/>
          <table:covered-table-cell table:number-columns-repeated="12" table:style-name="ce17"/>
        </table:table-row>
        <table:table-row table:style-name="ro2">
          <table:table-cell table:style-name="ce4" office:value-type="string">
            <text:p>Executar pesquisa bibliográfica sobre inteligência artificial e teoria dos jogos</text:p>
          </table:table-cell>
          <table:table-cell table:style-name="ce11" table:number-columns-spanned="4" table:number-rows-spanned="1"/>
          <table:covered-table-cell table:number-columns-repeated="3" table:style-name="ce16"/>
          <table:table-cell table:style-name="ce10" table:number-columns-spanned="4" table:number-rows-spanned="1"/>
          <table:covered-table-cell table:number-columns-repeated="3" table:style-name="ce15"/>
          <table:table-cell table:style-name="ce11" table:number-columns-spanned="16" table:number-rows-spanned="1"/>
          <table:covered-table-cell table:style-name="ce19"/>
          <table:covered-table-cell table:number-columns-repeated="2" table:style-name="ce16"/>
          <table:covered-table-cell table:number-columns-repeated="12" table:style-name="ce17"/>
        </table:table-row>
        <table:table-row table:style-name="ro3">
          <table:table-cell table:style-name="ce3" office:value-type="string">
            <text:p>Defender qualificação com proposta de pesquisa específica</text:p>
          </table:table-cell>
          <table:table-cell table:style-name="ce12" table:number-columns-spanned="11" table:number-rows-spanned="1"/>
          <table:covered-table-cell table:number-columns-repeated="10" table:style-name="ce17"/>
          <table:table-cell table:style-name="ce14"/>
          <table:table-cell table:style-name="ce12" table:number-columns-spanned="12" table:number-rows-spanned="1"/>
          <table:covered-table-cell table:number-columns-repeated="11" table:style-name="ce17"/>
        </table:table-row>
        <table:table-row table:style-name="ro3">
          <table:table-cell table:style-name="ce3" office:value-type="string">
            <text:p>Construir modelo matemático de qualificação da informação</text:p>
          </table:table-cell>
          <table:table-cell table:style-name="ce12" table:number-columns-spanned="8" table:number-rows-spanned="1"/>
          <table:covered-table-cell table:number-columns-repeated="7" table:style-name="ce17"/>
          <table:table-cell table:style-name="ce9" table:number-columns-spanned="6" table:number-rows-spanned="1"/>
          <table:covered-table-cell table:number-columns-repeated="5" table:style-name="ce14"/>
          <table:table-cell table:style-name="ce12" table:number-columns-spanned="10" table:number-rows-spanned="1"/>
          <table:covered-table-cell table:number-columns-repeated="9" table:style-name="ce17"/>
        </table:table-row>
        <table:table-row table:style-name="ro2">
          <table:table-cell table:style-name="ce3" office:value-type="string">
            <text:p>Estudar de cenários de uso e realizar simulações com o modelo propost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9" table:number-columns-spanned="5" table:number-rows-spanned="1"/>
          <table:covered-table-cell table:number-columns-repeated="4" table:style-name="ce14"/>
          <table:table-cell table:style-name="ce12" table:number-columns-spanned="7" table:number-rows-spanned="1"/>
          <table:covered-table-cell table:number-columns-repeated="6" table:style-name="ce17"/>
        </table:table-row>
        <table:table-row table:style-name="ro3">
          <table:table-cell table:style-name="ce3" office:value-type="string">
            <text:p>Analisar desempenho do modelo matemátic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10" table:number-columns-spanned="8" table:number-rows-spanned="1"/>
          <table:covered-table-cell table:number-columns-repeated="7" table:style-name="ce15"/>
          <table:table-cell table:style-name="ce11" table:number-columns-spanned="4" table:number-rows-spanned="1"/>
          <table:covered-table-cell table:number-columns-repeated="3" table:style-name="ce16"/>
        </table:table-row>
        <table:table-row table:style-name="ro1">
          <table:table-cell table:style-name="ce3" office:value-type="string">
            <text:p>Elaborar a dissertação</text:p>
          </table:table-cell>
          <table:table-cell table:style-name="ce12" table:number-columns-spanned="12" table:number-rows-spanned="1"/>
          <table:covered-table-cell table:number-columns-repeated="11" table:style-name="ce17"/>
          <table:table-cell table:style-name="ce9" table:number-columns-spanned="12" table:number-rows-spanned="1"/>
          <table:covered-table-cell table:number-columns-repeated="11" table:style-name="ce14"/>
        </table:table-row>
        <table:table-row table:style-name="ro4">
          <table:table-cell table:style-name="ce5"/>
          <table:table-cell table:number-columns-repeated="24"/>
        </table:table-row>
        <table:table-row table:style-name="ro4" table:number-rows-repeated="1048564">
          <table:table-cell table:number-columns-repeated="25"/>
        </table:table-row>
        <table:table-row table:style-name="ro4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9:17:08.739889647</meta:creation-date>
    <dc:date>2015-09-30T10:32:04</dc:date>
    <meta:editing-duration>PT9M46S</meta:editing-duration>
    <meta:editing-cycles>11</meta:editing-cycles>
    <meta:generator>LibreOffice/3.5$Linux_X86_64 LibreOffice_project/350m1$Build-2</meta:generator>
    <dc:creator>Leonardo Moreira</dc:creator>
    <meta:document-statistic meta:table-count="1" meta:cell-count="35" meta:object-count="0"/>
  </office:meta>
</office:document-meta>
</file>